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e25" officeooo:paragraph-rsid="00077e25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77e25" officeooo:paragraph-rsid="00077e25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77e25" officeooo:paragraph-rsid="00077e25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095eb6" officeooo:paragraph-rsid="00077e25"/>
    </style:style>
    <style:style style:name="P5" style:family="paragraph" style:parent-style-name="Standard">
      <style:text-properties officeooo:rsid="00095eb6" officeooo:paragraph-rsid="000c6536"/>
    </style:style>
    <style:style style:name="P6" style:family="paragraph" style:parent-style-name="Standard">
      <style:text-properties fo:font-style="italic" officeooo:rsid="000c6536" officeooo:paragraph-rsid="000c6536" style:font-style-asian="italic" style:font-style-complex="italic"/>
    </style:style>
    <style:style style:name="P7" style:family="paragraph" style:parent-style-name="Standard">
      <style:text-properties fo:font-size="14pt" fo:font-weight="bold" officeooo:rsid="000c7795" officeooo:paragraph-rsid="000c7795" style:font-weight-asian="bold" style:font-weight-complex="bold"/>
    </style:style>
    <style:style style:name="P8" style:family="paragraph" style:parent-style-name="Standard" style:list-style-name="L1">
      <style:text-properties officeooo:rsid="00077e25" officeooo:paragraph-rsid="00077e25"/>
    </style:style>
    <style:style style:name="P9" style:family="paragraph" style:parent-style-name="Standard" style:list-style-name="L1">
      <style:text-properties officeooo:rsid="000c6536" officeooo:paragraph-rsid="000c6536"/>
    </style:style>
    <style:style style:name="P10" style:family="paragraph" style:parent-style-name="Standard" style:list-style-name="L2">
      <style:text-properties officeooo:rsid="000c6536" officeooo:paragraph-rsid="000c6536"/>
    </style:style>
    <style:style style:name="P11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0c6536" officeooo:paragraph-rsid="000c6536" style:font-weight-asian="bold" style:font-weight-complex="bold"/>
    </style:style>
    <style:style style:name="P12" style:family="paragraph" style:parent-style-name="Standard" style:list-style-name="L2">
      <style:text-properties fo:font-size="14pt" fo:font-weight="bold" officeooo:rsid="000c6536" officeooo:paragraph-rsid="000c6536" style:font-weight-asian="bold" style:font-weight-complex="bold"/>
    </style:style>
    <style:style style:name="P13" style:family="paragraph" style:parent-style-name="Standard" style:list-style-name="L2">
      <style:text-properties fo:font-size="14pt" fo:font-weight="bold" officeooo:rsid="000dfc7a" officeooo:paragraph-rsid="000dfc7a" style:font-weight-asian="bold" style:font-weight-complex="bold"/>
    </style:style>
    <style:style style:name="P14" style:family="paragraph" style:parent-style-name="Standard" style:list-style-name="L2">
      <style:text-properties fo:font-size="14pt" fo:font-weight="bold" officeooo:rsid="0010145d" officeooo:paragraph-rsid="0010145d" style:font-weight-asian="bold" style:font-weight-complex="bold"/>
    </style:style>
    <style:style style:name="P15" style:family="paragraph" style:parent-style-name="Standard" style:list-style-name="L2">
      <style:text-properties officeooo:rsid="000c7795" officeooo:paragraph-rsid="000c7795"/>
    </style:style>
    <style:style style:name="P16" style:family="paragraph" style:parent-style-name="Standard" style:list-style-name="L2">
      <style:text-properties officeooo:rsid="000c7795" officeooo:paragraph-rsid="000dfc7a"/>
    </style:style>
    <style:style style:name="P17" style:family="paragraph" style:parent-style-name="Standard" style:list-style-name="L2">
      <style:text-properties officeooo:rsid="000dfc7a" officeooo:paragraph-rsid="000dfc7a"/>
    </style:style>
    <style:style style:name="P18" style:family="paragraph" style:parent-style-name="Standard" style:list-style-name="">
      <style:text-properties officeooo:rsid="000dfc7a" officeooo:paragraph-rsid="000dfc7a"/>
    </style:style>
    <style:style style:name="P19" style:family="paragraph" style:parent-style-name="Standard" style:list-style-name="L2">
      <style:text-properties officeooo:rsid="0010145d" officeooo:paragraph-rsid="0010145d"/>
    </style:style>
    <style:style style:name="P20" style:family="paragraph" style:parent-style-name="Standard" style:list-style-name="">
      <style:text-properties officeooo:rsid="0010145d" officeooo:paragraph-rsid="0010145d"/>
    </style:style>
    <style:style style:name="P21" style:family="paragraph" style:parent-style-name="Standard" style:list-style-name="L2">
      <style:paragraph-properties fo:break-before="page"/>
      <style:text-properties fo:font-size="14pt" fo:font-weight="bold" officeooo:rsid="000c7795" officeooo:paragraph-rsid="000c7795" style:font-weight-asian="bold" style:font-weight-complex="bold"/>
    </style:style>
    <style:style style:name="P22" style:family="paragraph" style:parent-style-name="Standard" style:list-style-name="L2">
      <style:paragraph-properties fo:break-before="page"/>
      <style:text-properties officeooo:rsid="000dfc7a" officeooo:paragraph-rsid="000dfc7a"/>
    </style:style>
    <style:style style:name="P23" style:family="paragraph" style:parent-style-name="Standard" style:list-style-name="L2">
      <style:paragraph-properties fo:break-before="page"/>
      <style:text-properties fo:font-size="16pt" style:text-underline-style="solid" style:text-underline-width="auto" style:text-underline-color="font-color" fo:font-weight="bold" officeooo:rsid="0010145d" officeooo:paragraph-rsid="0010145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fc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Proche et le Moyen-Orient</text:p>
      <text:p text:style-name="P3">Un foyer de conflits depuis 1945</text:p>
      <text:p text:style-name="P1"/>
      <text:p text:style-name="P1"/>
      <text:list xml:id="list8349741616255658257" text:style-name="L1">
        <text:list-item>
          <text:p text:style-name="P8">Proche-Orient : Régions orientales du bassin méditerranéen, de la Turquie à l’Égypte. </text:p>
          <text:list>
            <text:list-item>
              <text:p text:style-name="P8">Expression employée par les diplomates français dès la fin du XIX<text:span text:style-name="T1">e</text:span> siècle. </text:p>
            </text:list-item>
          </text:list>
        </text:list-item>
        <text:list-item>
          <text:p text:style-name="P8">Moyen-Orient : Zone médiane entre Poche et Extrême Orient, centré sur le Golfe persique. S’étend du sud de la Caucase à la péninsule arabique, incluant aussi l’Égypte. </text:p>
          <text:list>
            <text:list-item>
              <text:p text:style-name="P8">Expression employée et imposée par les Anglo-saxons dès le début du XX<text:span text:style-name="T1">e</text:span> siècle. </text:p>
            </text:list-item>
          </text:list>
        </text:list-item>
        <text:list-item>
          <text:p text:style-name="P9">Zone d’Asie </text:p>
        </text:list-item>
      </text:list>
      <text:p text:style-name="P4"/>
      <text:p text:style-name="P6">Pourquoi le Proche et le Moyen-Orient constituent-ils un foyer de conflits majeurs depuis la fin de la seconde guerre mondiale ?</text:p>
      <text:p text:style-name="P5"/>
      <text:p text:style-name="P5"/>
      <text:list xml:id="list1862561175141590138" text:style-name="L2">
        <text:list-item>
          <text:p text:style-name="P11">Une région qui concentre de multiples et puissants enjeux</text:p>
          <text:list>
            <text:list-item>
              <text:p text:style-name="P12">Un carrefour géostratégique</text:p>
              <text:list>
                <text:list-item>
                  <text:p text:style-name="P10">Espace ouvert au climat semi-aride, </text:p>
                  <text:list>
                    <text:list-header>
                      <text:p text:style-name="P10">formés de déserts chauds ou froids, de hauts plateaux, et de montagnes </text:p>
                    </text:list-header>
                  </text:list>
                </text:list-item>
                <text:list-item>
                  <text:p text:style-name="P10">Carrefour entre l’Europe, l’Afrique et l’Asie </text:p>
                  <text:list>
                    <text:list-header>
                      <text:p text:style-name="P10">Afrique, Méditerranée, Asie occidentale </text:p>
                    </text:list-header>
                  </text:list>
                </text:list-item>
                <text:list-item>
                  <text:p text:style-name="P10">La Route de la Soie </text:p>
                  <text:list>
                    <text:list-item>
                      <text:p text:style-name="P15">Réseau ancien de routes commerciales entre Asie et Europe </text:p>
                    </text:list-item>
                  </text:list>
                </text:list-item>
                <text:list-item>
                  <text:p text:style-name="P15">Croisades, Marchés aux esclaves, Réfugiés</text:p>
                </text:list-item>
                <text:list-item>
                  <text:p text:style-name="P15">C’est une région de grande migration humain et de grands flux commerciaux </text:p>
                </text:list-item>
              </text:list>
              <text:p text:style-name="P15"/>
            </text:list-item>
          </text:list>
        </text:list-item>
      </text:list>
      <text:p text:style-name="P7"/>
      <text:list xml:id="list93919055968467" text:continue-numbering="true" text:style-name="L2">
        <text:list-item>
          <text:list>
            <text:list-item>
              <text:p text:style-name="P21">Un mosaïque de peuples et de religions</text:p>
              <text:list>
                <text:list-item>
                  <text:p text:style-name="P15">3 grands peuples : </text:p>
                  <text:list>
                    <text:list-item>
                      <text:p text:style-name="P15">Les Turcs (60M) </text:p>
                    </text:list-item>
                    <text:list-item>
                      <text:p text:style-name="P15">Les Arabes (190M) </text:p>
                    </text:list-item>
                    <text:list-item>
                      <text:p text:style-name="P15">Les Perses (65M) </text:p>
                      <text:p text:style-name="P15">+ Les Kurdes (25-30M), qui n’ont pas de pays à eux, et qui sont donc persécutés </text:p>
                      <text:p text:style-name="P15">+ Les Juifs (5.5M), en Israël </text:p>
                    </text:list-item>
                  </text:list>
                </text:list-item>
                <text:list-item>
                  <text:p text:style-name="P15">Les religions </text:p>
                  <text:list>
                    <text:list-item>
                      <text:p text:style-name="P15">Majorité : L’Islam Sunnite &gt; Islam Chiite</text:p>
                      <text:list>
                        <text:list-header>
                          <text:p text:style-name="P15">Les Sunnites considèrent que les représentants peuvent être des descendants des amis de Mahomet </text:p>
                          <text:p text:style-name="P15">Les Chiites considèrent que seuls les descendants de Mahomet peut représenter </text:p>
                        </text:list-header>
                      </text:list>
                    </text:list-item>
                    <text:list-item>
                      <text:p text:style-name="P15">Les Chrétiens d’Orient </text:p>
                      <text:list>
                        <text:list-header>
                          <text:p text:style-name="P15">Beaucoup persécutés </text:p>
                          <text:p text:style-name="P15">Un peu dispersés partout dans le Moyen-Orient </text:p>
                          <text:p text:style-name="P15">Des Catholiques et des Orthodoxes </text:p>
                        </text:list-header>
                      </text:list>
                    </text:list-item>
                    <text:list-item>
                      <text:p text:style-name="P15">Les Juifs </text:p>
                      <text:list>
                        <text:list-header>
                          <text:p text:style-name="P15">Tous rassemblés en Israël </text:p>
                        </text:list-header>
                      </text:list>
                    </text:list-item>
                    <text:list-item>
                      <text:p text:style-name="P15">Il y a plusieurs lieux saints, pour les trois religions </text:p>
                      <text:list>
                        <text:list-header>
                          <text:p text:style-name="P16">Jérusalem </text:p>
                          <text:list>
                            <text:list-item>
                              <text:list>
                                <text:list-header>
                                  <text:p text:style-name="P16"><text:span text:style-name="T2">C : L’Église du Saint Sépulcre</text:span> </text:p>
                                  <text:p text:style-name="P16"><text:span text:style-name="T2">J : L</text:span>e Mur des Lamentations, les vestiges du Temple de Salomon </text:p>
                                  <text:p text:style-name="P16"><text:span text:style-name="T2">I : L</text:span>e Dôme du Rocher, la Mosquée Al-Aqsa</text:p>
                                </text:list-header>
                              </text:list>
                            </text:list-item>
                          </text:list>
                          <text:p text:style-name="P15">La Mecque, Médine </text:p>
                        </text:list-header>
                      </text:list>
                    </text:list-item>
                  </text:list>
                </text:list-item>
              </text:list>
              <text:p text:style-name="P15"/>
            </text:list-item>
            <text:list-item>
              <text:p text:style-name="P13">Des ressources convoitées</text:p>
              <text:list>
                <text:list-item>
                  <text:p text:style-name="P17">L’eau, une ressource rare et inégalement répartie </text:p>
                  <text:list>
                    <text:list-item>
                      <text:p text:style-name="P17">Conditions climatiques, prélèvements grandissants </text:p>
                    </text:list-item>
                    <text:list-item>
                      <text:p text:style-name="P17">La Turquie, un pays en amont, a posé des barrages, pénalisant les pays en aval </text:p>
                      <text:list>
                        <text:list-header>
                          <text:p text:style-name="P17">D’où les guerres pour l’eau </text:p>
                        </text:list-header>
                      </text:list>
                    </text:list-item>
                  </text:list>
                </text:list-item>
                <text:list-item>
                  <text:p text:style-name="P17">L’exploitation des hydrocarbures </text:p>
                </text:list-item>
              </text:list>
            </text:list-item>
          </text:list>
          <text:p text:style-name="P17"/>
        </text:list-item>
      </text:list>
      <text:p text:style-name="P18"/>
      <text:list xml:id="list93918008561035" text:continue-numbering="true" text:style-name="L2">
        <text:list-item>
          <text:p text:style-name="P22">// // //</text:p>
          <text:list>
            <text:list-item>
              <text:p text:style-name="P17">//</text:p>
              <text:p text:style-name="P17"/>
            </text:list-item>
            <text:list-item>
              <text:p text:style-name="P17">//</text:p>
              <text:p text:style-name="P17"/>
            </text:list-item>
            <text:list-item>
              <text:p text:style-name="P17">//</text:p>
              <text:list>
                <text:list-item>
                  <text:p text:style-name="P17">//</text:p>
                </text:list-item>
                <text:list-item>
                  <text:p text:style-name="P17">//</text:p>
                </text:list-item>
                <text:list-item>
                  <text:p text:style-name="P19">La question palestinienne </text:p>
                  <text:list>
                    <text:list-item>
                      <text:p text:style-name="P19">// Conflit Israël vs Palestine //</text:p>
                    </text:list-item>
                    <text:list-item>
                      <text:p text:style-name="P19">1978, l’Egypte reconnaît Israël </text:p>
                    </text:list-item>
                    <text:list-item>
                      <text:p text:style-name="P19">1993, Accords d’Oslo, symbole de paix </text:p>
                    </text:list-item>
                    <text:list-item>
                      <text:p text:style-name="P19">Mais un extrémiste va tuer Isaac Rabbin (Chef d’Israël)</text:p>
                      <text:list>
                        <text:list-item>
                          <text:p text:style-name="P19">Les accords d’Oslo tombent à l’eau </text:p>
                        </text:list-item>
                      </text:list>
                    </text:list-item>
                    <text:list-item>
                      <text:p text:style-name="P19">Depuis 2000 </text:p>
                      <text:list>
                        <text:list-item>
                          <text:p text:style-name="P19">Implantations de colonies juives dans les territoires palestiniens se sont multipliées </text:p>
                        </text:list-item>
                      </text:list>
                    </text:list-item>
                    <text:list-item>
                      <text:p text:style-name="P19">Dès 2002 : Israël → construction d’un mur </text:p>
                    </text:list-item>
                    <text:list-item>
                      <text:p text:style-name="P19">2012 : Palestine → « Etat observateur non-membre aux Nations Unies » 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93918629034269" text:continue-numbering="true" text:style-name="L2">
        <text:list-item>
          <text:p text:style-name="P23">La montée de l’islamisme</text:p>
          <text:list>
            <text:list-item>
              <text:p text:style-name="P14">L’émergence de l’islamisme politique</text:p>
              <text:list>
                <text:list-item>
                  <text:p text:style-name="P19">Premier mouvement : Égypte, 1928, avec les « Frères musulmans »</text:p>
                  <text:list>
                    <text:list-item>
                      <text:p text:style-name="P19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58:59.958000000</meta:creation-date>
    <dc:date>2019-05-24T09:39:17.305000000</dc:date>
    <meta:editing-duration>PT1H3M9S</meta:editing-duration>
    <meta:editing-cycles>6</meta:editing-cycles>
    <meta:generator>LibreOffice/5.1.6.2$Windows_x86 LibreOffice_project/07ac168c60a517dba0f0d7bc7540f5afa45f0909</meta:generator>
    <meta:document-statistic meta:table-count="0" meta:image-count="0" meta:object-count="0" meta:page-count="4" meta:paragraph-count="67" meta:word-count="500" meta:character-count="2813" meta:non-whitespace-character-count="2395"/>
  </office:meta>
</office:document-meta>
</file>